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14.806cm" fo:margin-left="1.358cm" fo:margin-right="-0.081cm" table:align="margins" style:writing-mode="lr-tb"/>
    </style:style>
    <style:style style:name="Tabela4.A" style:family="table-column">
      <style:table-column-properties style:column-width="1.27cm" style:rel-column-width="5621*"/>
    </style:style>
    <style:style style:name="Tabela4.B" style:family="table-column">
      <style:table-column-properties style:column-width="13.536cm" style:rel-column-width="5991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Title">
      <style:paragraph-properties fo:text-align="end" style:justify-single-word="false"/>
      <style:text-properties fo:language="pt" fo:country="BR"/>
    </style:style>
    <style:style style:name="P6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9" style:family="paragraph" style:parent-style-name="Title">
      <style:paragraph-properties fo:margin-top="0.212cm" fo:margin-bottom="0cm" fo:text-align="end" style:justify-single-word="false"/>
    </style:style>
    <style:style style:name="P1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2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5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9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fo:background-color="transparent" style:font-size-asian="10pt" style:font-name-complex="Arial" style:font-size-complex="10pt" style:language-complex="ar" style:country-complex="SA"/>
    </style:style>
    <style:style style:name="P21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2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3" style:family="paragraph" style:parent-style-name="Standard">
      <style:text-properties style:language-asian="en" style:country-asian="US"/>
    </style:style>
    <style:style style:name="P2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5" style:family="paragraph" style:parent-style-name="Standard">
      <style:text-properties fo:language="pt" fo:country="BR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28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30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1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2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35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38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39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1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43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45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47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49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52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53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54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5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57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59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6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5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66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7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9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Standard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RUP_20_Corpo_20_1">
      <style:text-properties fo:language="pt" fo:country="BR" style:language-complex="ar" style:country-complex="SA"/>
    </style:style>
    <style:style style:name="P72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3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76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79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0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1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82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83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>
      <style:paragraph-properties fo:margin-left="0.6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86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7" style:family="paragraph" style:parent-style-name="Standard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>
      <style:paragraph-properties fo:margin-left="0.656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9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>
      <style:paragraph-properties fo:margin-left="0.732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1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>
      <style:paragraph-properties fo:margin-left="0.71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3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4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fo:background-color="transparent" style:font-size-asian="10pt" style:font-size-complex="10pt"/>
    </style:style>
    <style:style style:name="P96" style:family="paragraph" style:parent-style-name="Standard">
      <style:paragraph-properties fo:margin-left="0.619cm" fo:margin-right="0cm" fo:line-height="150%" fo:text-align="justify" style:justify-single-word="false" fo:text-indent="0cm" style:auto-text-indent="false"/>
      <style:text-properties fo:font-variant="normal" fo:text-transform="none" style:font-name="Arial" fo:font-size="10pt" fo:language="pt" fo:country="BR" fo:font-style="normal" style:font-size-asian="10pt" style:font-size-complex="10pt" style:language-complex="ar" style:country-complex="SA"/>
    </style:style>
    <style:style style:name="P97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Standard">
      <style:paragraph-properties fo:margin-left="0.639cm" fo:margin-right="0cm" fo:line-height="150%" fo:text-align="justify" style:justify-single-word="false" fo:text-indent="0cm" style:auto-text-indent="false"/>
    </style:style>
    <style:style style:name="P100" style:family="paragraph" style:parent-style-name="Text_20_body">
      <style:paragraph-properties fo:line-height="0.349cm"/>
    </style:style>
    <style:style style:name="P101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02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03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04" style:family="paragraph" style:parent-style-name="Standard">
      <style:paragraph-properties fo:margin-left="0.676cm" fo:margin-right="0cm" fo:margin-top="0cm" fo:margin-bottom="0.106cm" fo:line-height="15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5" style:family="paragraph" style:parent-style-name="Standard">
      <style:paragraph-properties fo:margin-left="0.676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06" style:family="paragraph" style:parent-style-name="Standard">
      <style:paragraph-properties fo:margin-left="0.64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07" style:family="paragraph" style:parent-style-name="Header"/>
    <style:style style:name="P108" style:family="paragraph" style:parent-style-name="Header">
      <style:paragraph-properties style:snap-to-layout-grid="false"/>
    </style:style>
    <style:style style:name="P109" style:family="paragraph" style:parent-style-name="Header">
      <style:text-properties fo:font-size="9pt" fo:language="zxx" fo:country="none" style:font-size-asian="9pt" style:language-asian="zxx" style:country-asian="none"/>
    </style:style>
    <style:style style:name="P110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111" style:family="paragraph" style:parent-style-name="Header">
      <style:paragraph-properties>
        <style:tab-stops/>
      </style:paragraph-properties>
    </style:style>
    <style:style style:name="P11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3" style:family="paragraph" style:parent-style-name="Header">
      <style:text-properties fo:font-weight="bold" style:font-weight-asian="bold" style:font-weight-complex="bold"/>
    </style:style>
    <style:style style:name="P114" style:family="paragraph" style:parent-style-name="Header" style:list-style-name="WW8Num21">
      <style:text-properties fo:font-weight="bold" style:font-weight-asian="bold" style:font-weight-complex="bold"/>
    </style:style>
    <style:style style:name="P115" style:family="paragraph" style:parent-style-name="Header" style:list-style-name="WW8Num21">
      <style:paragraph-properties fo:break-before="page"/>
      <style:text-properties fo:font-weight="bold" style:font-weight-asian="bold" style:font-weight-complex="bold"/>
    </style:style>
    <style:style style:name="P11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7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8" style:family="paragraph" style:parent-style-name="Standard" style:list-style-name="L1">
      <style:paragraph-properties fo:margin-left="1.693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2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3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4">
      <style:paragraph-properties fo:margin-left="0.61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5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6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7">
      <style:paragraph-properties fo:margin-left="0.656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8">
      <style:paragraph-properties fo:margin-left="0.639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Título_20_4_20__2b__20_12_20_pt" style:list-style-name="WW8Num21"/>
    <style:style style:name="P127" style:family="paragraph" style:parent-style-name="Título_20_4_20__2b__20_12_20_pt">
      <style:text-properties fo:language="pt" fo:country="BR" style:language-complex="ar" style:country-complex="SA"/>
    </style:style>
    <style:style style:name="P128" style:family="paragraph" style:parent-style-name="Título_20_4_20__2b__20_12_20_pt"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9" style:family="paragraph" style:parent-style-name="Título_20_4_20__2b__20_12_20_pt">
      <style:paragraph-properties fo:margin-left="2.752cm" fo:margin-right="0cm" fo:text-indent="0cm" style:auto-text-indent="false"/>
    </style:style>
    <style:style style:name="P130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131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132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133" style:family="paragraph" style:parent-style-name="Título_20_4_20__2b__20_12_20_pt">
      <style:paragraph-properties fo:margin-left="-0.563cm" fo:margin-right="0cm" fo:text-indent="0cm" style:auto-text-indent="false"/>
    </style:style>
    <style:style style:name="P134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font-name-complex="Arial" style:language-complex="ar" style:country-complex="SA"/>
    </style:style>
    <style:style style:name="T6" style:family="text">
      <style:text-properties fo:font-size="16pt" fo:language="pt" fo:country="BR" fo:font-weight="normal" style:font-size-asian="16pt" style:font-weight-asian="normal" style:font-size-complex="16pt"/>
    </style:style>
    <style:style style:name="T7" style:family="text">
      <style:text-properties fo:font-size="16pt" fo:language="pt" fo:country="BR" style:font-size-asian="16pt" style:font-size-complex="16pt"/>
    </style:style>
    <style:style style:name="T8" style:family="text">
      <style:text-properties fo:color="#008000" style:language-asian="zxx" style:country-asian="none"/>
    </style:style>
    <style:style style:name="T9" style:family="text">
      <style:text-properties style:font-name="Arial" fo:font-size="12pt" fo:language="pt" fo:country="BR" style:font-size-asian="12pt" style:language-complex="ar" style:country-complex="SA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fo:font-weight="normal" style:language-asian="zxx" style:country-asian="none" style:font-weight-asian="normal"/>
    </style:style>
    <style:style style:name="T12" style:family="text">
      <style:text-properties fo:color="#0000cc" style:text-underline-style="solid" style:text-underline-width="auto" style:text-underline-color="font-color"/>
    </style:style>
    <style:style style:name="T13" style:family="text">
      <style:text-properties fo:font-weight="normal" style:language-asian="zxx" style:country-asian="none" style:font-weight-asian="normal"/>
    </style:style>
    <style:style style:name="T14" style:family="text">
      <style:text-properties fo:font-weight="normal" style:language-asian="zxx" style:country-asian="none" style:font-weight-asian="normal" style:font-weight-complex="normal"/>
    </style:style>
    <style:style style:name="T15" style:family="text">
      <style:text-properties fo:font-weight="normal" style:language-asian="zxx" style:country-asian="none" style:font-weight-asian="normal" style:font-name-complex="Ari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/>
      <text:p text:style-name="P5"/>
      <text:p text:style-name="P5"/>
      <text:p text:style-name="P5"/>
      <text:p text:style-name="P23"/>
      <text:p text:style-name="P7">Termo de Abertura</text:p>
      <text:p text:style-name="P12"/>
      <text:p text:style-name="P24"/>
      <text:p text:style-name="P24"/>
      <text:p text:style-name="P24"/>
      <text:p text:style-name="P24"/>
      <text:p text:style-name="P7">Sistema de Cadastro e Controle para Consultório Odontológico (SCO) - Versão 3.0</text:p>
      <text:p text:style-name="P10">Iteração - Release 3.0</text:p>
      <text:p text:style-name="P24"/>
      <text:p text:style-name="P24"/>
      <text:p text:style-name="P24"/>
      <text:p text:style-name="P24"/>
      <text:p text:style-name="P24"/>
      <text:p text:style-name="P9"><text:span text:style-name="T6">Versão do Documento:</text:span><text:span text:style-name="T7"> 3.0</text:span></text:p>
      <text:p text:style-name="P24"/>
      <text:p text:style-name="P24"/>
      <text:p text:style-name="P24"/>
      <text:p text:style-name="P11"/>
      <text:p text:style-name="P8"/>
      <text:section text:style-name="Sect1" text:name="Seção1">
        <text:p text:style-name="Standard"/>
      </text:section>
      <text:section text:style-name="Sect2" text:name="Seção2">
        <text:p text:style-name="P26"/>
        <text:p text:style-name="P50">Histórico de Revisão</text:p>
        <text:p text:style-name="P2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1">Data</text:p>
            </table:table-cell>
            <table:table-cell table:style-name="Tabela2.A1" office:value-type="string">
              <text:p text:style-name="P58">Versão do Documento</text:p>
            </table:table-cell>
            <table:table-cell table:style-name="Tabela2.A1" office:value-type="string">
              <text:p text:style-name="P51">Descrição</text:p>
            </table:table-cell>
            <table:table-cell table:style-name="Tabela2.D1" office:value-type="string">
              <text:p text:style-name="P51">Autor</text:p>
            </table:table-cell>
          </table:table-row>
          <table:table-row table:style-name="Tabela2.1">
            <table:table-cell table:style-name="Tabela2.A2" office:value-type="string">
              <text:p text:style-name="P53">03/03/2010</text:p>
            </table:table-cell>
            <table:table-cell table:style-name="Tabela2.A2" office:value-type="string">
              <text:p text:style-name="P53">1.0</text:p>
            </table:table-cell>
            <table:table-cell table:style-name="Tabela2.A2" office:value-type="string">
              <text:p text:style-name="P55">Inicio da produção deste documento</text:p>
            </table:table-cell>
            <table:table-cell table:style-name="Tabela2.D2" office:value-type="string">
              <text:p text:style-name="P53">Vinicius G G R</text:p>
              <text:p text:style-name="P53">Amanda B S</text:p>
            </table:table-cell>
          </table:table-row>
          <table:table-row table:style-name="Tabela2.1">
            <table:table-cell table:style-name="Tabela2.A2" office:value-type="string">
              <text:p text:style-name="P53">04/03/2010</text:p>
            </table:table-cell>
            <table:table-cell table:style-name="Tabela2.A2" office:value-type="string">
              <text:p text:style-name="P53">2.0</text:p>
            </table:table-cell>
            <table:table-cell table:style-name="Tabela2.A2" office:value-type="string">
              <text:p text:style-name="P53">Continuação e conclusão da elaboração</text:p>
            </table:table-cell>
            <table:table-cell table:style-name="Tabela2.D2" office:value-type="string">
              <text:p text:style-name="P53">Amanda B S</text:p>
              <text:p text:style-name="P53">Vinicius G G R</text:p>
            </table:table-cell>
          </table:table-row>
          <table:table-row table:style-name="Tabela2.1">
            <table:table-cell table:style-name="Tabela2.A2" office:value-type="string">
              <text:p text:style-name="P56">14/08/2010</text:p>
              <text:p text:style-name="P52"/>
            </table:table-cell>
            <table:table-cell table:style-name="Tabela2.A2" office:value-type="string">
              <text:p text:style-name="P53">3.0</text:p>
            </table:table-cell>
            <table:table-cell table:style-name="Tabela2.A2" office:value-type="string">
              <text:p text:style-name="P53">Correções no documento.</text:p>
            </table:table-cell>
            <table:table-cell table:style-name="Tabela2.D2" office:value-type="string">
              <text:p text:style-name="P53"/>
              <text:p text:style-name="P53">Rafael A V</text:p>
              <text:p text:style-name="P53"/>
            </table:table-cell>
          </table:table-row>
        </table:table>
        <text:p text:style-name="P25"/>
        <text:p text:style-name="P25"/>
        <text:p text:style-name="P6"/>
        <text:p text:style-name="P48">Sumário</text:p>
        <text:p text:style-name="P28"/>
        <text:p text:style-name="P29"/>
        <text:table-of-content text:style-name="Sect3" text:name="Sumário1">
          <text:table-of-content-source text:outline-level="1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01">1. Apresentação do Projeto............................................................................................. 4</text:p>
            <text:p text:style-name="P100">2. Um resumo das condições que definem o projeto...................................................... 4</text:p>
            <text:p text:style-name="P100">3. Matriz de Respnsabilidades........................................................................................ 4</text:p>
            <text:p text:style-name="P100">4. Necessidades básicas do trabalho a ser realizado....................................................... 5</text:p>
            <text:p text:style-name="P100">5.Descrição do Projeto.................................................................................................... 5</text:p>
            <text:p text:style-name="P102">5.1.Escopo do Projeto........................................................................................ 5</text:p>
            <text:p text:style-name="P102">5.2. Não-Escopo do Projeto............................................................................... 6</text:p>
            <text:p text:style-name="P102">5.3. Premissas do Projeto................................................................................... 6</text:p>
            <text:p text:style-name="P102">5.4. Produto do Projeto...................................................................................... 6</text:p>
            <text:p text:style-name="P102">5.4.1. Requisitos do Usuário.............................................................................. 6</text:p>
            <text:p text:style-name="P102">5.4.2. Requisitos................................................................................................. 8</text:p>
            <text:p text:style-name="P102">5.5. Restrições do produto................................................................................. 9</text:p>
            <text:p text:style-name="P102">5.6. Critério de qualidade do produto................................................................ 9</text:p>
            <text:p text:style-name="P102">5.7. Lista de Riscos...........................................................................................10</text:p>
            <text:p text:style-name="P102">5.8. Prioridades................................................................................................ 10</text:p>
            <text:p text:style-name="P100">6. Referências................................................................................................................ 10</text:p>
            <text:p text:style-name="P100">7. Cronograma básico do projeto.................................................................................. 11</text:p>
            <text:p text:style-name="P100">8. Estimativas iniciais de custo..................................................................................... 11</text:p>
            <text:p text:style-name="P100">9. Administração........................................................................................................... 11</text:p>
            <text:p text:style-name="P103">9.1. Necessidade inicial do Projeto.................................................................. 11</text:p>
            <text:p text:style-name="P103">9.2. Necessidade de suporte pela organização................................................. 11</text:p>
            <text:p text:style-name="P103">9.3. Controle e gerenciamento das informações do projeto............................. 11</text:p>
            <text:p text:style-name="P100">10. Assinaturas.............................................................................................................. 12</text:p>
          </text:index-body>
        </text:table-of-content>
        <text:p text:style-name="P49">Termo de Abertura</text:p>
        <text:p text:style-name="P28"/>
        <text:list xml:id="list33513312" text:style-name="WW8Num21">
          <text:list-item>
            <text:h text:style-name="P114" text:outline-level="1"><text:s/>Apresentação do Projeto</text:h>
          </text:list-item>
        </text:list>
        <text:p text:style-name="P43"/>
        <text:p text:style-name="P88">O Projeto de Cadastro e Controle para Consultório Odontológico (SCO) é um projeto que visa <text:s text:c="2"/>atender as necessidades do consultório odontológico. O intuito é tornar mais eficiente os serviços prestados, bem como, proporcionar maior segurança e confiabilidade nas informações armazenadas.</text:p>
        <text:p text:style-name="P88"/>
        <text:p text:style-name="P42"/>
        <text:list xml:id="list33572570" text:continue-numbering="true" text:style-name="WW8Num21">
          <text:list-item>
            <text:h text:style-name="P114" text:outline-level="1"><text:s/>Um resumo das condições que definem o projeto</text:h>
          </text:list-item>
        </text:list>
        <text:p text:style-name="P27"><text:s text:c="6"/></text:p>
        <text:p text:style-name="P84">No consultório odontológico em questão as informações são armezenadas em papeis em todos os processos do consultório, desde a entrada de um paciente, onde é colhido pela secretária informações sobre paciente como nome, endereço e etc, até informções sobre o tratamento do paciente, que são obtidads pelo dentista. Outras rotinas do consultório como as de produtos e fornecedores também são realizadas manualmente. </text:p>
        <text:p text:style-name="P84">O projeto tem como objetivo automatizar as rotinas do consultório odontológico as quais são atualmente realizadas manualmente.</text:p>
        <text:p text:style-name="P83"/>
        <text:p text:style-name="P83"/>
        <text:h text:style-name="P113" text:outline-level="1">3. Matriz de Respnsabilidades</text:h>
        <text:p text:style-name="P4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64">Nome</text:p>
              </table:table-cell>
              <table:table-cell table:style-name="Tabela3.A1" office:value-type="string">
                <text:p text:style-name="P64">Dados</text:p>
              </table:table-cell>
              <table:table-cell table:style-name="Tabela3.A1" office:value-type="string">
                <text:p text:style-name="P64">Papel</text:p>
              </table:table-cell>
              <table:table-cell table:style-name="Tabela3.A1" office:value-type="string">
                <text:p text:style-name="P13">Empresa</text:p>
                <text:p text:style-name="P65">Área</text:p>
              </table:table-cell>
              <table:table-cell table:style-name="Tabela3.E1" office:value-type="string">
                <text:p text:style-name="P41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15">Vinicius Gardênio Guimarães Rodrigues</text:p>
            </table:table-cell>
            <table:table-cell table:style-name="Tabela3.A2" office:value-type="string">
              <text:p text:style-name="P66">E-mail: </text:p>
              <text:p text:style-name="P77">viiniiciius@gmail.com</text:p>
            </table:table-cell>
            <table:table-cell table:style-name="Tabela3.A2" office:value-type="string">
              <text:p text:style-name="P15">Gerente de Projeto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5">. Acompanhar os trabalhos da TI;</text:p>
              <text:p text:style-name="P14">. Verificar e garantir a qualidade do Produto;</text:p>
              <text:p text:style-name="P14">. Realizar reuniões semanais com a equipe;</text:p>
              <text:p text:style-name="P14">. Desenvolver arquitetura do sistema;</text:p>
              <text:p text:style-name="P14">. Gerar produto.</text:p>
            </table:table-cell>
          </table:table-row>
          <table:table-row table:style-name="Tabela3.2">
            <table:table-cell table:style-name="Tabela3.A2" office:value-type="string">
              <text:p text:style-name="P15">Lidia Pires <text:span text:style-name="T16">Barbosa </text:span></text:p>
            </table:table-cell>
            <table:table-cell table:style-name="Tabela3.A2" office:value-type="string">
              <text:p text:style-name="P66">E-mail: </text:p>
              <text:p text:style-name="P66">lidiapiresbarbosa@hotmail.com</text:p>
            </table:table-cell>
            <table:table-cell table:style-name="Tabela3.A2" office:value-type="string">
              <text:p text:style-name="P15">Cliente</text:p>
            </table:table-cell>
            <table:table-cell table:style-name="Tabela3.A2" office:value-type="string">
              <text:p text:style-name="P16">CLIENTE</text:p>
            </table:table-cell>
            <table:table-cell table:style-name="Tabela3.E2" office:value-type="string">
              <text:p text:style-name="P15">. Acompanhar os trabalhos de construção;</text:p>
              <text:p text:style-name="P14">. Garantir os recursos solicitados pela TI;</text:p>
              <text:p text:style-name="P14">. Validar o produto Realizar reuniões com a equipe e TI;</text:p>
              <text:p text:style-name="P14">. Assinar e Homologar toda a documentação gerencial;</text:p>
              <text:p text:style-name="P18">. Dar o aceite.</text:p>
              <text:p text:style-name="P20">. Inserção de dados anteriores ao produto final.</text:p>
            </table:table-cell>
          </table:table-row>
          <table:table-row table:style-name="Tabela3.2">
            <table:table-cell table:style-name="Tabela3.A2" office:value-type="string">
              <text:p text:style-name="P15">Amanda Barbosa Silva</text:p>
            </table:table-cell>
            <table:table-cell table:style-name="Tabela3.A2" office:value-type="string">
              <text:p text:style-name="P66">E-mail: </text:p>
              <text:p text:style-name="P66">amanda.barbosabs<text:soft-page-break/>@gmail.com</text:p>
              <text:p text:style-name="P67"/>
            </table:table-cell>
            <table:table-cell table:style-name="Tabela3.A2" office:value-type="string">
              <text:p text:style-name="P15">Analista Líder e Desenvolv<text:soft-page-break/>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Obter aceite;</text:p>
              <text:p text:style-name="P19">. Realizar reuniões com o cliente;</text:p>
              <text:p text:style-name="P19"><text:soft-page-break/>. Elaborar documento de análise;</text:p>
              <text:p text:style-name="P19">. Desenvolvimento do produto;</text:p>
              <text:p text:style-name="P18">. Validar o produto junto com o cliente;</text:p>
              <text:p text:style-name="P18">. Garantir a qualidade do produto.</text:p>
            </table:table-cell>
          </table:table-row>
          <table:table-row table:style-name="Tabela3.5">
            <table:table-cell table:style-name="Tabela3.A2" office:value-type="string">
              <text:p text:style-name="P15">Fábio José</text:p>
            </table:table-cell>
            <table:table-cell table:style-name="Tabela3.A2" office:value-type="string">
              <text:p text:style-name="P66">E-mail: fabimgyn@gmail.com</text:p>
              <text:p text:style-name="P68"/>
            </table:table-cell>
            <table:table-cell table:style-name="Tabela3.A2" office:value-type="string">
              <text:p text:style-name="P15">Analista Líder e Desenvolvedor</text:p>
            </table:table-cell>
            <table:table-cell table:style-name="Tabela3.A2" office:value-type="string">
              <text:p text:style-name="P16">UEG-SI</text:p>
            </table:table-cell>
            <table:table-cell table:style-name="Tabela3.E2" office:value-type="string">
              <text:p text:style-name="P19">. Acompanhar os trabalhos da TI;</text:p>
              <text:p text:style-name="P19">. Garantir a qualidade do produto;</text:p>
              <text:p text:style-name="P19">. Desenvolvimento do produto;</text:p>
              <text:p text:style-name="P19">. Elaborar documentos de análise;</text:p>
              <text:p text:style-name="P18">. Validar o Produto.</text:p>
            </table:table-cell>
          </table:table-row>
          <table:table-row table:style-name="Tabela3.5">
            <table:table-cell table:style-name="Tabela3.A6" office:value-type="string">
              <text:p text:style-name="P15">Rafael Vieira de Almeida</text:p>
            </table:table-cell>
            <table:table-cell table:style-name="Tabela3.A6" office:value-type="string">
              <text:p text:style-name="P66">E-mail: rhafael.vieira@gmail.com</text:p>
            </table:table-cell>
            <table:table-cell table:style-name="Tabela3.A6" office:value-type="string">
              <text:p text:style-name="P15">Analista , Desenvolvedor , DB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 Modelagem de banco de dados</text:p>
              <text:p text:style-name="P19">. Desenvolvimento do produto</text:p>
              <text:p text:style-name="P19">. Validar o Produto</text:p>
              <text:p text:style-name="P19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15">Lena Lúcia Moraes e Guiliano Rangel</text:p>
            </table:table-cell>
            <table:table-cell table:style-name="Tabela3.A6" office:value-type="string">
              <text:p text:style-name="P66"/>
            </table:table-cell>
            <table:table-cell table:style-name="Tabela3.A6" office:value-type="string">
              <text:p text:style-name="P15">Orientação e Consultoria</text:p>
            </table:table-cell>
            <table:table-cell table:style-name="Tabela3.A6" office:value-type="string">
              <text:p text:style-name="P16">UEG-SI</text:p>
            </table:table-cell>
            <table:table-cell table:style-name="Tabela3.E6" office:value-type="string">
              <text:p text:style-name="P19">.Orientação ao longo do projeto</text:p>
              <text:p text:style-name="P19">. Validação de requisitos</text:p>
              <text:p text:style-name="P19">. Fornecer informações sobre a metodologia do projeto </text:p>
            </table:table-cell>
          </table:table-row>
        </table:table>
        <text:p text:style-name="P44"/>
        <text:list xml:id="list33556450" text:continue-numbering="true" text:style-name="WW8Num21">
          <text:list-header>
            <text:h text:style-name="P114" text:outline-level="1">4. Necessidades básicas do trabalho a ser realizado</text:h>
          </text:list-header>
        </text:list>
        <text:p text:style-name="P25"/>
        <text:p text:style-name="P90">Para a execução do projeto é indispensável a colaboração do cliente fornecendo e validando requisitos. O contratante deve garantir a infraestrutura básica a ser definida neste documento.</text:p>
        <text:p text:style-name="P90"/>
        <text:p text:style-name="P90">Os usuários precisam ter conhecimentos básicos em informática para conseguir utilizar o sistema. <text:s text:c="4"/></text:p>
        <text:p text:style-name="P90">Para realizar este projeto será necessário uma equipe de 4 integrantes (1 Gerente de Projeto e Desenvolvedor; 2 Analistas líderes e Desenvolvedores; 1 Analista, Desenvolvedor e DBA). Será necessário quatro computadores, sendo um para cada integrante da equipe que irá desenvolver o projeto e também <text:s/>acesso a Internet para comunicação e troca de informações entre a equipe. </text:p>
        <text:p text:style-name="P89"/>
        <text:p text:style-name="P89"/>
        <text:p text:style-name="P46"/>
        <text:list xml:id="list33573359" text:continue-numbering="true" text:style-name="WW8Num21">
          <text:list-header>
            <text:h text:style-name="P114" text:outline-level="1">5. Descrição do Projeto</text:h>
          </text:list-header>
        </text:list>
        <text:p text:style-name="P46"/>
        <text:list xml:id="list33580889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1. Escopo do Projeto</text:h>
                  </text:list-header>
                </text:list>
              </text:list-item>
            </text:list>
          </text:list-item>
        </text:list>
        <text:p text:style-name="P40"/>
        <text:p text:style-name="P104">O sistema propõe automatizar o gerenciamento das informações inerentes as rotinas do consultório, são essas: cadastro de pacientes, prestadores de serviços, fornecedores, dentistas por especialidad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104"/>
        <text:p text:style-name="P104"><text:soft-page-break/>Para controle de acesso do sistema será implantada uma solução baseada em login e senha, que irá gerenciar as permissões para acesso as funcionalidades do sistema.</text:p>
        <text:p text:style-name="P32"/>
        <text:list xml:id="list33573787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2. Não-Escopo do Projeto </text:h>
                  </text:list-header>
                </text:list>
              </text:list-item>
            </text:list>
          </text:list-item>
        </text:list>
        <text:p text:style-name="P25"/>
        <text:list xml:id="list33534985" text:style-name="L1">
          <text:list-item>
            <text:p text:style-name="P117">Tudo o que não estiver definido no sub-item .</text:p>
          </text:list-item>
          <text:list-item>
            <text:p text:style-name="P117">Reforçando que o sistema não oferecerá recursos de controle financeiro (pagamento, recebimento de contas e honorários, consequentemente o cadastro de serviços não será realizado), apesar da solicitação do cliente.</text:p>
          </text:list-item>
          <text:list-item>
            <text:p text:style-name="P117">Embora possua recursos de internaciolização, apenas a língua portuguesa estará disponível.</text:p>
          </text:list-item>
          <text:list-item>
            <text:p text:style-name="P117">O sistema não se comunicará de forma ativa por meio de e-mails.</text:p>
          </text:list-item>
          <text:list-item>
            <text:p text:style-name="P117">O sistema não informará automaticamente a data de retorno do paciente, apesar da solicitação.</text:p>
          </text:list-item>
          <text:list-item>
            <text:p text:style-name="P117">O sistema por si só não garante a segurança das informações armazenadas, ou seja, não é responsável por backup de toda e qualquer informação alimentada.</text:p>
          </text:list-item>
          <text:list-item>
            <text:p text:style-name="P118"><text:span text:style-name="T5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0"/>
        <text:p text:style-name="P69"/>
        <text:list xml:id="list33584071" text:continue-list="list33573787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3. Premissas do Projeto </text:h>
                  </text:list-header>
                </text:list>
              </text:list-item>
            </text:list>
          </text:list-item>
        </text:list>
        <text:p text:style-name="P25"/>
        <text:p text:style-name="P105">O sistema deve disponibilizar interfaces amigáveis e ser bastante intuitivo pois os usuários <text:s text:c="2"/>finais possuem pouca experiência com informática.</text:p>
        <text:p text:style-name="P105"/>
        <text:p text:style-name="P105">A infraestrutura a ser disponibilizada deverá ser configurada para a implantação do sistema.</text:p>
        <text:p text:style-name="P93"><text:s/></text:p>
        <text:list xml:id="list33561892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5.4. Produto do Projeto</text:h>
                  </text:list-header>
                </text:list>
              </text:list-item>
            </text:list>
          </text:list-item>
        </text:list>
        <text:p text:style-name="P47"/>
        <text:p text:style-name="P92">O produto do projeto se caracteriza como uma solução em software para o consultório odontológico, permitindo gerenciar de forma eficiente e confiável as informações relativas ao funcionamento do consultório.</text:p>
        <text:p text:style-name="P92"/>
        <text:p text:style-name="P92">Os sistemas web tem como característica a facilidade de acesso através de uma rede de computadores. Por meio de um computador ,o sistema proposto possibilitará, através de uma interface web, o acesso às funcionalidades básicas. </text:p>
        <text:p text:style-name="P91"/>
        <text:h text:style-name="P127" text:outline-level="2">5.4.1. Requisitos do Usuário</text:h>
        <text:p text:style-name="P25"/>
        <text:p text:style-name="P94">A solução em software apresentada, atenderá as necessidades básicas exigidas pelo clientes definindo suas funcionalidades e, consequentemente, principais características.</text:p>
        <text:p text:style-name="P94"/>
        <text:p text:style-name="P94"><text:soft-page-break/>O principal objetivo do sistema é tornar ágil as tarefas realizadas pelo usuário, além de garantir novas funcionalidades (atualmente não utilizadas pelo cliente) e garantir a consistência dos dados.</text:p>
        <text:p text:style-name="P94"/>
        <text:p text:style-name="P94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xml:id="list33518121" text:style-name="L2">
          <text:list-item>
            <text:p text:style-name="P119">Nome;</text:p>
          </text:list-item>
          <text:list-item>
            <text:p text:style-name="P119">Categoria (convênio ou particular);</text:p>
          </text:list-item>
          <text:list-item>
            <text:p text:style-name="P119">Data de início do tratamento;</text:p>
          </text:list-item>
          <text:list-item>
            <text:p text:style-name="P119">Data de nascimento;</text:p>
          </text:list-item>
          <text:list-item>
            <text:p text:style-name="P119">Endereço;</text:p>
          </text:list-item>
          <text:list-item>
            <text:p text:style-name="P119">Telefone comercial, residencial, celular e outros;</text:p>
          </text:list-item>
          <text:list-item>
            <text:p text:style-name="P119">Observações;</text:p>
          </text:list-item>
          <text:list-item>
            <text:p text:style-name="P119">Término do tratamento;</text:p>
          </text:list-item>
          <text:list-item>
            <text:p text:style-name="P119">Data de retorno;</text:p>
          </text:list-item>
          <text:list-item>
            <text:p text:style-name="P119">Odontograma (vinculado);</text:p>
          </text:list-item>
          <text:list-item>
            <text:p text:style-name="P119">Anamnese (folha anexada à ficha de cadastro);</text:p>
          </text:list-item>
          <text:list-item>
            <text:p text:style-name="P119">Planejamento (vinculado);</text:p>
          </text:list-item>
          <text:list-item>
            <text:p text:style-name="P119">Honorários (vinculado).</text:p>
          </text:list-item>
        </text:list>
        <text:p text:style-name="P94"/>
        <text:p text:style-name="P94">O cliente sugeriu que fosse adicionado os seguintes campos a ficha de cadastro de paciente:</text:p>
        <text:list xml:id="list33534787" text:style-name="L3">
          <text:list-item>
            <text:p text:style-name="P120">E-mail;</text:p>
          </text:list-item>
          <text:list-item>
            <text:p text:style-name="P120">Quem indicou;</text:p>
          </text:list-item>
          <text:list-item>
            <text:p text:style-name="P120">Mãe e pai (responsáveis para menores).</text:p>
          </text:list-item>
        </text:list>
        <text:p text:style-name="P94"/>
        <text:p text:style-name="P94">Os campos permitem a caracterização do paciente, o controle dos serviços prestados e dos honorários recebidos e a receber, facilita o contato com o paciente.</text:p>
        <text:p text:style-name="P94"/>
        <text:p text:style-name="P94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4"/>
        <text:p text:style-name="P94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<text:soft-page-break/>paciente, para entrar em contato, e que fosse enviado um e-mail para o aviso do retorno e para que o paciente pudesse entrar em contato e marcar a sua consulta de retorno.</text:p>
        <text:p text:style-name="P94"/>
        <text:p text:style-name="P94">O cliente utiliza atualmente uma agenda telefônica para registrar outros dentistas por especialidade e, assim, poder encaminhar seus pacientes a um especialista. Registra também seus fornecedores e prestadores de serviços. O cliente solicitou que o sistema disponibilize os cadastros citados para melhor controle de seus registros e facilidade no acesso a informação.</text:p>
        <text:p text:style-name="P94"/>
        <text:p text:style-name="P94">Foi solicitado o cadastro de uma tabela de serviços, onde o odontólogo pudesse cadastrar os serviços que presta a seus pacientes e que essa tabela possuísse um vínculo com os honorários.</text:p>
        <text:p text:style-name="P94"/>
        <text:p text:style-name="P96">Foi solicitado também, um controle de caixa, onde o cliente poderia informar as entradas e saídas do dia (pagamentos e recebimento de contas), que atualmente são realizados manualmente em um caderno de registros. O cliente solicitou que nesse controle de caixa haja uma tabela mostrando as suas contas mensais e pagamentos, deve também mostrar <text:s/>nessa tabela a data de vencimento das contas. </text:p>
        <text:p text:style-name="P94"/>
        <text:p text:style-name="P94">Foi ainda solicitado que:</text:p>
        <text:list xml:id="list33516163" text:style-name="L4">
          <text:list-item>
            <text:p text:style-name="P121"><text:s/>O planejamento (orçamento) fosse em forma de uma tabela e que esta possua os seguintes itens: Dente – Face <text:s/>- Procedimento – Valor – Total.</text:p>
          </text:list-item>
          <text:list-item>
            <text:p text:style-name="P121"><text:s/>A tabela de honorários composta por forma de pagamento (à vista ou parcelas) e que fosse vinculada ao paciente.</text:p>
          </text:list-item>
          <text:list-item>
            <text:p text:style-name="P121"><text:s/>A ficha de anamnese esteja junto ao cadastro de clientes.</text:p>
          </text:list-item>
          <text:list-item>
            <text:p text:style-name="P121"><text:s/>Relatórios de serviços prestados e de atendimento.</text:p>
          </text:list-item>
        </text:list>
        <text:p text:style-name="P94"/>
        <text:p text:style-name="P94">As funcionalidades acima solicitadas e listadas pelo clientes serão fornecidas através de uma interface amigável e de fácil manuseio, permitindo a agilidade nos procedimentos realizados.</text:p>
        <text:p text:style-name="P94"/>
        <text:p text:style-name="P21"/>
        <text:h text:style-name="P129" text:outline-level="2"><text:span text:style-name="Título_20_5_20_Char"><text:span text:style-name="T9">5.4.2. Requisitos</text:span></text:span></text:h>
        <text:h text:style-name="P130" text:outline-level="2"/>
        <text:p text:style-name="P73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8">Identificação</text:p>
            </table:table-cell>
            <table:table-cell table:style-name="Table1.A1" office:value-type="string">
              <text:p text:style-name="P79">Requisito</text:p>
            </table:table-cell>
          </table:table-row>
          <table:table-row>
            <table:table-cell office:value-type="string">
              <text:p text:style-name="P80">R01</text:p>
            </table:table-cell>
            <table:table-cell office:value-type="string">
              <text:p text:style-name="P81">Cadastrar pacientes – Permite o cadastro de pacientes</text:p>
            </table:table-cell>
          </table:table-row>
          <table:table-row>
            <table:table-cell office:value-type="string">
              <text:p text:style-name="P80">R02</text:p>
            </table:table-cell>
            <table:table-cell office:value-type="string">
              <text:p text:style-name="P81">Cadastrar contatos fornecedores – Permite o cadastro dos fornecedores</text:p>
            </table:table-cell>
          </table:table-row>
          <table:table-row>
            <table:table-cell office:value-type="string">
              <text:p text:style-name="P80">R03</text:p>
            </table:table-cell>
            <table:table-cell office:value-type="string">
              <text:p text:style-name="P81">Cadastrar contatos prestadores de serviços - Permite o cadastro dos prestadores de serviços</text:p>
            </table:table-cell>
          </table:table-row>
          <table:table-row>
            <table:table-cell office:value-type="string">
              <text:p text:style-name="P80">R04</text:p>
            </table:table-cell>
            <table:table-cell office:value-type="string">
              <text:p text:style-name="P81">Cadastar contatos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80">R05</text:p>
            </table:table-cell>
            <table:table-cell office:value-type="string">
              <text:p text:style-name="P81">Agendar paciente – permite a marcação de consultas</text:p>
            </table:table-cell>
          </table:table-row>
          <table:table-row>
            <table:table-cell office:value-type="string">
              <text:p text:style-name="P80">R06</text:p>
            </table:table-cell>
            <table:table-cell office:value-type="string">
              <text:p text:style-name="P81">Editar receituário – Permite a edição de receituários e atestados</text:p>
            </table:table-cell>
          </table:table-row>
          <table:table-row>
            <table:table-cell office:value-type="string">
              <text:p text:style-name="P80">R07</text:p>
            </table:table-cell>
            <table:table-cell office:value-type="string">
              <text:p text:style-name="P81">Emitir Relatórios – Permite que o odontólogo faça relatórios do número de atendimentos realizados</text:p>
            </table:table-cell>
          </table:table-row>
        </table:table>
        <text:p text:style-name="P73"/>
        <text:p text:style-name="P21"/>
        <text:h text:style-name="P131" text:outline-level="2">5.5. Restrições do produto</text:h>
        <text:h text:style-name="P131" text:outline-level="2"/>
        <text:p text:style-name="P94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4"/>
        <text:p text:style-name="P94">Exceto quando for especificamente licenciado pelo contratado, o cliente não poderá usar o Software em conexão com quaisquer produtos, sistemas ou aplicativos instalados ou conectados a/ou outros sistemas.</text:p>
        <text:p text:style-name="P94"/>
        <text:p text:style-name="P95">O produto final não fará importações de dados anteriores do cliente.</text:p>
        <text:p text:style-name="P94"/>
        <text:h text:style-name="P127" text:outline-level="2">5.6. Critério de qualidade do produto</text:h>
        <text:p text:style-name="P25"/>
        <text:p text:style-name="P87">Robustez e Performance - Para que garantir a robustez e performance do sistema as <text:s/>seguintes configurações de hardware devem ser atendidos:</text:p>
        <text:p text:style-name="P87"/>
        <text:list xml:id="list33541708" text:style-name="L5">
          <text:list-item>
            <text:p text:style-name="P122"><text:s/>Servidor de aplicação dedicado com mínimo de:</text:p>
          </text:list-item>
        </text:list>
        <text:list xml:id="list33512133" text:style-name="L6">
          <text:list-item>
            <text:list>
              <text:list-item>
                <text:p text:style-name="P123">2 GB de memória DDR2 800 Mhz;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Placa de rede Gigabite (1.000 MB/s);</text:p>
              </text:list-item>
              <text:list-item>
                <text:p text:style-name="P123">Demais componentes.</text:p>
                <text:p text:style-name="P123"/>
              </text:list-item>
            </text:list>
          </text:list-item>
        </text:list>
        <text:list xml:id="list33542297" text:style-name="L7">
          <text:list-item>
            <text:p text:style-name="P124"><text:s/>Servidor de banco de dados dedicado:</text:p>
          </text:list-item>
        </text:list>
        <text:list xml:id="list33560932" text:continue-list="list33512133" text:style-name="L6">
          <text:list-item>
            <text:list>
              <text:list-item text:start-value="1">
                <text:p text:style-name="P123">4 GB de memória DDR2 800 Mhz;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HD 10.000 RPM de no mínimo 80 GB;</text:p>
              </text:list-item>
              <text:list-item>
                <text:p text:style-name="P123">Placa de rede Gigabite (1.000 MB/s);</text:p>
              </text:list-item>
              <text:list-item>
                <text:p text:style-name="P123">Demais componentes.</text:p>
              </text:list-item>
            </text:list>
          </text:list-item>
        </text:list>
        <text:p text:style-name="P88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88">Tolerância a falhas - Em caso de erros, o sistema garantirá a integridade dos dados. O contratado se compromete a corrigir problemas caracterizados como falhas do sistema sem custo adicional.</text:p>
        <text:p text:style-name="P88"><text:soft-page-break/>Usabilidade – A usabilidade do sistema será favorecida por meio de interfaces amigáveis.</text:p>
        <text:p text:style-name="P88">Padrões aplicáveis - O ambiente utilizado será o “Microsoft Windows” na plataforma PC WIN 32, o qual deverá ser configurado previamente pelo cliente, e banco de dados “My SQL Server”.</text:p>
        <text:p text:style-name="P88">Garantia de qualidade - Será aplicado no ciclo de vida do software um modelo baseado em processos. </text:p>
        <text:p text:style-name="P22"/>
        <text:p text:style-name="P21"/>
        <text:list xml:id="list33579496" text:continue-list="list33561892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72"/>
        <text:list xml:id="list33527129" text:style-name="L8">
          <text:list-item>
            <text:p text:style-name="P125"><text:s/>Não colaboração do cliente no fornecimento e validação dos requisitos;</text:p>
          </text:list-item>
          <text:list-item>
            <text:p text:style-name="P125"><text:s/>Indisponibilidade de membros da equipe;</text:p>
          </text:list-item>
          <text:list-item>
            <text:p text:style-name="P125"><text:s/>Falta de conhecimento do negócio;</text:p>
          </text:list-item>
          <text:list-item>
            <text:p text:style-name="P125"><text:s/>Falta de participação do cliente na tomada de decisões;</text:p>
          </text:list-item>
          <text:list-item>
            <text:p text:style-name="P125"><text:s/>Não fornecimento da infraestrutura básica por parte do cliente.</text:p>
          </text:list-item>
        </text:list>
        <text:p text:style-name="P98"/>
        <text:p text:style-name="P25"/>
        <text:list xml:id="list33562161" text:continue-list="list33579496" text:style-name="WW8Num21">
          <text:list-item>
            <text:list>
              <text:list-item>
                <text:list>
                  <text:list-header>
                    <text:h text:style-name="P126" text:outline-level="2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38"/>
        <text:p text:style-name="P98">A versão 1 do sistema deve contemplar as seguintes características:</text:p>
        <text:p text:style-name="P98">Logon</text:p>
        <text:p text:style-name="P98">Cadastro de pacientes</text:p>
        <text:p text:style-name="P98"/>
        <text:p text:style-name="P98">As características para a versão 2 ainda não estão definidas. Só está previsto que herdará as funcionalidades já existentes.</text:p>
        <text:p text:style-name="P97"/>
        <text:p text:style-name="P34"/>
        <text:list xml:id="list33554319" text:continue-numbering="true" text:style-name="WW8Num21">
          <text:list-item>
            <text:list>
              <text:list-item>
                <text:list>
                  <text:list-header>
                    <text:h text:style-name="P114" text:outline-level="1">6. Referências</text:h>
                  </text:list-header>
                </text:list>
              </text:list-item>
            </text:list>
          </text:list-item>
        </text:list>
        <text:p text:style-name="P63"/>
        <text:p text:style-name="P37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39">1.</text:p>
            </table:table-cell>
            <table:table-cell table:style-name="Tabela4.A1" office:value-type="string">
              <text:p text:style-name="P59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39">2.</text:p>
            </table:table-cell>
            <table:table-cell table:style-name="Tabela4.A1" office:value-type="string">
              <text:p text:style-name="P59">Ficha de Anamnse disponível na url: <text:a xlink:type="simple" xlink:href="http://www.amweb.com.br/odonto/arquivos/ficha_clinica_odontologica.doc"><text:span text:style-name="T12">http://www.amweb.com.br/odonto/arquivos/ficha_clinica_odontologica.doc</text:span></text:a> </text:p>
            </table:table-cell>
          </table:table-row>
          <table:table-row table:style-name="Tabela4.1">
            <table:table-cell table:style-name="Tabela4.A1" office:value-type="string">
              <text:p text:style-name="P39">3.</text:p>
            </table:table-cell>
            <table:table-cell table:style-name="Tabela4.A1" office:value-type="string">
              <text:p text:style-name="P59">Ficha de cadastro de pacientes disponibilizada pelo cliente.</text:p>
            </table:table-cell>
          </table:table-row>
        </table:table>
        <text:p text:style-name="P82"/>
        <text:p text:style-name="P25"/>
        <text:list xml:id="list33575352" text:continue-numbering="true" text:style-name="WW8Num21">
          <text:list-header>
            <text:h text:style-name="P114" text:outline-level="1"/>
            <text:list>
              <text:list-item>
                <text:list>
                  <text:list-header>
                    <text:h text:style-name="P115" text:outline-level="1">7. Cronograma básico do projeto</text:h>
                  </text:list-header>
                </text:list>
              </text:list-item>
            </text:list>
          </text:list-header>
        </text:list>
        <text:p text:style-name="P25"/>
        <text:p text:style-name="P35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1"/>
            </table:table-cell>
            <table:table-cell table:style-name="Table3.B1" table:number-columns-spanned="4" office:value-type="string">
              <text:p text:style-name="P33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3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3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3">1º BIM</text:p>
                  </table:table-cell>
                  <table:table-cell table:style-name="Table3.A2" office:value-type="string">
                    <text:p text:style-name="P33">2º BIM</text:p>
                  </table:table-cell>
                  <table:table-cell table:style-name="Table3.A2" office:value-type="string">
                    <text:p text:style-name="P33">3º BIM</text:p>
                  </table:table-cell>
                  <table:table-cell table:style-name="Table3.B1" office:value-type="string">
                    <text:p text:style-name="P33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1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1">PRIMEIRA ITERAÇÃO</text:p>
            </table:table-cell>
            <table:table-cell table:style-name="Table3.A1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4">
            <table:table-cell table:style-name="Table3.A2" office:value-type="string">
              <text:p text:style-name="P31">SEGUND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5">
            <table:table-cell table:style-name="Table3.A2" office:value-type="string">
              <text:p text:style-name="P31">TERCEIR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>X</text:p>
            </table:table-cell>
            <table:table-cell table:style-name="Table3.E3" office:value-type="string">
              <text:p text:style-name="P31"/>
            </table:table-cell>
          </table:table-row>
          <table:table-row table:style-name="Table3.6">
            <table:table-cell table:style-name="Table3.A2" office:value-type="string">
              <text:p text:style-name="P31">QUARTA ITERAÇÃO</text:p>
            </table:table-cell>
            <table:table-cell table:style-name="Table3.A1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C3" office:value-type="string">
              <text:p text:style-name="P31"/>
            </table:table-cell>
            <table:table-cell table:style-name="Table3.E3" office:value-type="string">
              <text:p text:style-name="P31">X</text:p>
            </table:table-cell>
          </table:table-row>
        </table:table>
        <text:p text:style-name="P36"/>
        <text:list xml:id="list33557928" text:continue-numbering="true" text:style-name="WW8Num21">
          <text:list-item>
            <text:list>
              <text:list-item>
                <text:list>
                  <text:list-header>
                    <text:h text:style-name="P114" text:outline-level="1">8. Estimativas iniciais de custo</text:h>
                  </text:list-header>
                </text:list>
              </text:list-item>
            </text:list>
          </text:list-item>
        </text:list>
        <text:p text:style-name="P25"/>
        <text:p text:style-name="P106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76"/>
        <text:list xml:id="list33571609" text:continue-numbering="true" text:style-name="WW8Num21">
          <text:list-header>
            <text:h text:style-name="P114" text:outline-level="1">9. Administração</text:h>
          </text:list-header>
        </text:list>
        <text:p text:style-name="P25"/>
        <text:list xml:id="list33564086" text:continue-numbering="true" text:style-name="WW8Num21">
          <text:list-item>
            <text:list>
              <text:list-item>
                <text:list>
                  <text:list-header>
                    <text:h text:style-name="P126" text:outline-level="2">9.1. Necessidade inicial do Projeto</text:h>
                  </text:list-header>
                </text:list>
              </text:list-item>
            </text:list>
          </text:list-item>
        </text:list>
        <text:p text:style-name="P25"/>
        <text:p text:style-name="P98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98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35"/>
        <text:h text:style-name="P132" text:outline-level="2">9.2. Necessidade de suporte pela organização</text:h>
        <text:h text:style-name="P132" text:outline-level="2"/>
        <text:p text:style-name="P87">Por se tratar de um projeto isolado não será necessário nenhum apoio organizacional por parte da empresa contratante.</text:p>
        <text:p text:style-name="P85"/>
        <text:h text:style-name="P132" text:outline-level="2">9.3. Controle e gerenciamento das informações do projeto</text:h>
        <text:h text:style-name="P132" text:outline-level="2"/>
        <text:p text:style-name="P99"><text:span text:style-name="T10">Todas as informações referentes ao projeto estão sendo armazenadas no serviço Gooogle Code. As informações podem ser acessadas através da url: </text:span><text:a xlink:type="simple" xlink:href="http://code.google.com/p/openodonto/"><text:span text:style-name="T10">http://code.google.com/p/openodonto/</text:span></text:a><text:span text:style-name="T10">. Será </text:span><text:soft-page-break/><text:span text:style-name="T10">realizado ainda um backup mensal em uma mídia digital (DVD) para uma maior segurança dos dados.</text:span></text:p>
        <text:h text:style-name="P128" text:outline-level="2"/>
        <text:h text:style-name="P133" text:outline-level="2">10. Assinaturas</text:h>
        <text:p text:style-name="P25"/>
        <text:p text:style-name="P88"><text:span text:style-name="T13">Os abaixo assinados </text:span><text:span text:style-name="T14">estão</text:span><text:span text:style-name="T13"> de acordo com o conteúdo do documento “</text:span><text:span text:style-name="T15">Termo de Abertura</text:span><text:span text:style-name="T13">”, do Sistema SCO, versão 1.0</text:span><text:span text:style-name="T8"> </text:span><text:span text:style-name="T13">, release 1.0</text:span><text:span text:style-name="T11"> </text:span><text:span text:style-name="T13">.</text:span></text:p>
        <text:p text:style-name="P86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74">Amanda Barbosa Silva</text:p>
              <text:p text:style-name="P57">Analista Líder e Desenvolvedor</text:p>
              <text:p text:style-name="P54"/>
            </table:table-cell>
            <table:table-cell table:style-name="Tabela5.A1" office:value-type="string">
              <text:p text:style-name="P74">Fábio José de Souza</text:p>
              <text:p text:style-name="P57">Analista Líder e Desenvolvedor</text:p>
            </table:table-cell>
          </table:table-row>
        </table:table>
        <text:p text:style-name="P71"/>
        <text:p text:style-name="P7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74">Rafael Vieira de Almeida</text:p>
              <text:p text:style-name="P57">Analista Líder e Desenvolvedor / DBA</text:p>
            </table:table-cell>
            <table:table-cell table:style-name="Tabela6.A1" office:value-type="string">
              <text:p text:style-name="P74">Vinicius Gardênio Guimarães Rodrigues</text:p>
              <text:p text:style-name="P17">Gerente de Projeto e Desenvolvedor</text:p>
            </table:table-cell>
          </table:table-row>
        </table:table>
        <text:p text:style-name="P25"/>
        <text:p text:style-name="P25"/>
        <text:p text:style-name="P2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74">Lidia Pires Barbosa</text:p>
              <text:p text:style-name="P54">Cliente</text:p>
            </table:table-cell>
            <table:table-cell table:style-name="Table2.A1" office:value-type="string">
              <text:p text:style-name="P75"/>
            </table:table-cell>
          </table:table-row>
        </table:table>
        <text:p text:style-name="P3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default-outline-level="1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default-outline-level="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2" style:num-suffix="." text:bullet-char="">
        <style:list-level-properties/>
        <style:text-properties style:font-name="Wingdings"/>
      </text:list-level-style-bullet>
      <text:list-level-style-bullet text:level="4" text:style-name="WW8Num5z0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2" style:num-suffix="." text:bullet-char="">
        <style:list-level-properties/>
        <style:text-properties style:font-name="Wingdings"/>
      </text:list-level-style-bullet>
      <text:list-level-style-bullet text:level="7" text:style-name="WW8Num5z0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format="1" text:start-value="2">
        <style:list-level-properties/>
      </text:list-level-style-number>
      <text:list-level-style-number text:level="2" text:style-name="WW8Num6z1" style:num-format="1" text:start-value="4" text:display-levels="2">
        <style:list-level-properties/>
      </text:list-level-style-number>
      <text:list-level-style-number text:level="3" text:style-name="WW8Num6z0" style:num-format="1" text:display-levels="3">
        <style:list-level-properties/>
      </text:list-level-style-number>
      <text:list-level-style-number text:level="4" text:style-name="WW8Num6z0" style:num-format="1" text:display-levels="4">
        <style:list-level-properties/>
      </text:list-level-style-number>
      <text:list-level-style-number text:level="5" text:style-name="WW8Num6z0" style:num-format="1" text:display-levels="5">
        <style:list-level-properties/>
      </text:list-level-style-number>
      <text:list-level-style-number text:level="6" text:style-name="WW8Num6z0" style:num-format="1" text:display-levels="6">
        <style:list-level-properties/>
      </text:list-level-style-number>
      <text:list-level-style-number text:level="7" text:style-name="WW8Num6z0" style:num-format="1" text:display-levels="7">
        <style:list-level-properties/>
      </text:list-level-style-number>
      <text:list-level-style-number text:level="8" text:style-name="WW8Num6z0" style:num-format="1" text:display-levels="8">
        <style:list-level-properties/>
      </text:list-level-style-number>
      <text:list-level-style-number text:level="9" text:style-name="WW8Num6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/>
        <style:text-properties style:font-name="Wingdings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0" style:num-suffix="." text:bullet-char="">
        <style:list-level-properties/>
        <style:text-properties style:font-name="Wingdings"/>
      </text:list-level-style-bullet>
      <text:list-level-style-bullet text:level="4" text:style-name="WW8Num7z3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0" style:num-suffix="." text:bullet-char="">
        <style:list-level-properties/>
        <style:text-properties style:font-name="Wingdings"/>
      </text:list-level-style-bullet>
      <text:list-level-style-bullet text:level="7" text:style-name="WW8Num7z3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bullet text:level="1" text:style-name="WW8Num25z0" style:num-suffix="." text:bullet-char="">
        <style:list-level-properties/>
        <style:text-properties style:font-name="Wingdings"/>
      </text:list-level-style-bullet>
      <text:list-level-style-bullet text:level="2" text:style-name="WW8Num25z1" style:num-suffix="." text:bullet-char="o">
        <style:list-level-properties/>
        <style:text-properties style:font-name="Courier New1"/>
      </text:list-level-style-bullet>
      <text:list-level-style-bullet text:level="3" text:style-name="WW8Num25z0" style:num-suffix="." text:bullet-char="">
        <style:list-level-properties/>
        <style:text-properties style:font-name="Wingdings"/>
      </text:list-level-style-bullet>
      <text:list-level-style-bullet text:level="4" text:style-name="WW8Num25z3" style:num-suffix="." text:bullet-char="">
        <style:list-level-properties/>
        <style:text-properties style:font-name="Symbol"/>
      </text:list-level-style-bullet>
      <text:list-level-style-bullet text:level="5" text:style-name="WW8Num25z1" style:num-suffix="." text:bullet-char="o">
        <style:list-level-properties/>
        <style:text-properties style:font-name="Courier New1"/>
      </text:list-level-style-bullet>
      <text:list-level-style-bullet text:level="6" text:style-name="WW8Num25z0" style:num-suffix="." text:bullet-char="">
        <style:list-level-properties/>
        <style:text-properties style:font-name="Wingdings"/>
      </text:list-level-style-bullet>
      <text:list-level-style-bullet text:level="7" text:style-name="WW8Num25z3" style:num-suffix="." text:bullet-char="">
        <style:list-level-properties/>
        <style:text-properties style:font-name="Symbol"/>
      </text:list-level-style-bullet>
      <text:list-level-style-bullet text:level="8" text:style-name="WW8Num25z1" style:num-suffix="." text:bullet-char="o">
        <style:list-level-properties/>
        <style:text-properties style:font-name="Courier New1"/>
      </text:list-level-style-bullet>
      <text:list-level-style-bullet text:level="9" text:style-name="WW8Num2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/>
        <style:text-properties style:font-name="Wingdings"/>
      </text:list-level-style-bullet>
      <text:list-level-style-number text:level="2" text:style-name="WW8Num26z1" style:num-suffix="." style:num-format="1">
        <style:list-level-properties/>
      </text:list-level-style-number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3" style:num-suffix="." text:bullet-char="">
        <style:list-level-properties/>
        <style:text-properties style:font-name="Symbol"/>
      </text:list-level-style-bullet>
      <text:list-level-style-bullet text:level="5" text:style-name="WW8Num26z4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3" style:num-suffix="." text:bullet-char="">
        <style:list-level-properties/>
        <style:text-properties style:font-name="Symbol"/>
      </text:list-level-style-bullet>
      <text:list-level-style-bullet text:level="8" text:style-name="WW8Num26z4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text:style-name="WW8Num27z0" style:num-format="1" text:start-value="2">
        <style:list-level-properties/>
      </text:list-level-style-number>
      <text:list-level-style-number text:level="2" text:style-name="WW8Num27z0" style:num-format="1" text:start-value="4" text:display-levels="2">
        <style:list-level-properties/>
      </text:list-level-style-number>
      <text:list-level-style-number text:level="3" text:style-name="WW8Num27z0" style:num-format="1" text:display-levels="3">
        <style:list-level-properties/>
      </text:list-level-style-number>
      <text:list-level-style-number text:level="4" text:style-name="WW8Num27z0" style:num-format="1" text:display-levels="4">
        <style:list-level-properties/>
      </text:list-level-style-number>
      <text:list-level-style-number text:level="5" text:style-name="WW8Num27z0" style:num-format="1" text:display-levels="5">
        <style:list-level-properties/>
      </text:list-level-style-number>
      <text:list-level-style-number text:level="6" text:style-name="WW8Num27z0" style:num-format="1" text:display-levels="6">
        <style:list-level-properties/>
      </text:list-level-style-number>
      <text:list-level-style-number text:level="7" text:style-name="WW8Num27z0" style:num-format="1" text:display-levels="7">
        <style:list-level-properties/>
      </text:list-level-style-number>
      <text:list-level-style-number text:level="8" text:style-name="WW8Num27z0" style:num-format="1" text:display-levels="8">
        <style:list-level-properties/>
      </text:list-level-style-number>
      <text:list-level-style-number text:level="9" text:style-name="WW8Num27z0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er" text:outline-level="1"><text:s text:c="28"/></text:h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h text:style-name="MP2" text:outline-level="1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MP4" text:outline-level="1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M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MP6" text:outline-level="1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MP7" text:outline-level="1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MP4" text:outline-level="1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MP5" text:outline-level="1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05:23</meta:creation-date>
    <dc:date>2010-08-20T13:45:06.73</dc:date>
    <meta:editing-cycles>104</meta:editing-cycles>
    <meta:editing-duration>PT13H24M06S</meta:editing-duration>
    <dc:creator>Amanda Barbosa</dc:creator>
    <meta:document-statistic meta:table-count="9" meta:image-count="2" meta:object-count="0" meta:page-count="12" meta:paragraph-count="279" meta:word-count="2557" meta:character-count="18236"/>
    <meta:user-defined meta:name="Info 1"/>
    <meta:user-defined meta:name="Info 2"/>
    <meta:user-defined meta:name="Info 3"/>
    <meta:user-defined meta:name="Info 4"/>
  </office:meta>
</office:document-meta>
</file>